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Malgun Gothic" fo:font-size="15pt" fo:language="en" fo:country="US" officeooo:rsid="00102610" officeooo:paragraph-rsid="00102610" style:font-size-asian="15pt" style:font-size-complex="15pt"/>
    </style:style>
    <style:style style:name="P2" style:family="paragraph" style:parent-style-name="Standard">
      <style:text-properties style:font-name="Malgun Gothic" fo:language="en" fo:country="US" fo:font-style="italic" officeooo:rsid="00102610" officeooo:paragraph-rsid="00102610" style:font-style-asian="italic" style:font-style-complex="italic"/>
    </style:style>
    <style:style style:name="P3" style:family="paragraph" style:parent-style-name="Standard">
      <style:text-properties style:font-name="Malgun Gothic" fo:language="en" fo:country="US" fo:font-style="normal" officeooo:rsid="00102610" officeooo:paragraph-rsid="00102610" style:font-style-asian="normal" style:font-style-complex="normal"/>
    </style:style>
    <style:style style:name="P4" style:family="paragraph" style:parent-style-name="Standard">
      <style:text-properties style:font-name="Malgun Gothic" fo:font-size="10.5pt" fo:language="en" fo:country="US" fo:font-style="italic" officeooo:rsid="00102610" officeooo:paragraph-rsid="00102610" style:font-size-asian="10.5pt" style:font-style-asian="italic" style:font-size-complex="10.5pt" style:font-style-complex="italic"/>
    </style:style>
    <style:style style:name="P5" style:family="paragraph" style:parent-style-name="Standard">
      <style:text-properties style:font-name="Malgun Gothic" fo:font-size="10.5pt" fo:language="en" fo:country="US" fo:font-style="italic" officeooo:rsid="0024019f" officeooo:paragraph-rsid="0011c58a" style:font-size-asian="10.5pt" style:font-style-asian="italic" style:font-size-complex="10.5pt" style:font-style-complex="italic"/>
    </style:style>
    <style:style style:name="P6" style:family="paragraph" style:parent-style-name="Standard">
      <style:text-properties style:font-name="Malgun Gothic" fo:font-size="10.5pt" fo:language="en" fo:country="US" fo:font-style="normal" officeooo:rsid="0011c58a" officeooo:paragraph-rsid="00102610" style:font-size-asian="10.5pt" style:font-style-asian="normal" style:font-size-complex="10.5pt" style:font-style-complex="normal"/>
    </style:style>
    <style:style style:name="P7" style:family="paragraph" style:parent-style-name="Standard">
      <style:text-properties style:font-name="Malgun Gothic" fo:font-size="10.5pt" fo:language="en" fo:country="US" officeooo:rsid="0024019f" officeooo:paragraph-rsid="0011c58a" style:font-size-asian="10.5pt" style:font-size-complex="10.5pt"/>
    </style:style>
    <style:style style:name="P8" style:family="paragraph" style:parent-style-name="Standard">
      <style:text-properties officeooo:rsid="0024019f" officeooo:paragraph-rsid="0024019f"/>
    </style:style>
    <style:style style:name="P9" style:family="paragraph" style:parent-style-name="Standard">
      <style:text-properties fo:font-style="italic" officeooo:rsid="00261e7f" officeooo:paragraph-rsid="00261e7f" style:font-style-asian="italic" style:font-style-complex="italic"/>
    </style:style>
    <style:style style:name="P10" style:family="paragraph" style:parent-style-name="Standard">
      <style:text-properties style:font-name="Malgun Gothic" fo:font-size="10.5pt" fo:language="en" fo:country="US" fo:font-style="italic" officeooo:rsid="0024019f" officeooo:paragraph-rsid="0011c58a" style:font-size-asian="10.5pt" style:font-style-asian="italic" style:font-size-complex="10.5pt" style:font-style-complex="italic"/>
    </style:style>
    <style:style style:name="P11" style:family="paragraph" style:parent-style-name="Standard">
      <style:text-properties officeooo:rsid="0024019f" officeooo:paragraph-rsid="0024019f"/>
    </style:style>
    <style:style style:name="P12" style:family="paragraph" style:parent-style-name="Standard">
      <style:text-properties officeooo:paragraph-rsid="00273819"/>
    </style:style>
    <style:style style:name="T1" style:family="text">
      <style:text-properties fo:font-size="10.5pt" style:font-size-asian="10.5pt" style:font-size-complex="10.5pt"/>
    </style:style>
    <style:style style:name="T2" style:family="text">
      <style:text-properties fo:font-size="10.5pt" officeooo:rsid="0011c58a" style:font-size-asian="10.5pt" style:font-size-complex="10.5pt"/>
    </style:style>
    <style:style style:name="T3" style:family="text">
      <style:text-properties style:text-position="super 58%" style:font-name="Malgun Gothic" fo:font-size="10.5pt" fo:language="en" fo:country="US" fo:font-style="normal" officeooo:rsid="0013c37f" style:font-size-asian="10.5pt" style:font-style-asian="normal" style:font-size-complex="10.5pt" style:font-style-complex="normal"/>
    </style:style>
    <style:style style:name="T4" style:family="text">
      <style:text-properties style:font-name="Malgun Gothic" fo:font-size="10.5pt" fo:language="en" fo:country="US" fo:font-style="normal" officeooo:rsid="0011c58a" style:font-size-asian="10.5pt" style:font-style-asian="normal" style:font-size-complex="10.5pt" style:font-style-complex="normal"/>
    </style:style>
    <style:style style:name="T5" style:family="text">
      <style:text-properties style:font-name="Malgun Gothic" fo:font-size="10.5pt" fo:language="en" fo:country="US" fo:font-style="normal" officeooo:rsid="0013c37f" style:font-size-asian="10.5pt" style:font-style-asian="normal" style:font-size-complex="10.5pt" style:font-style-complex="normal"/>
    </style:style>
    <style:style style:name="T6" style:family="text">
      <style:text-properties style:font-name="Malgun Gothic" fo:font-size="10.5pt" fo:language="en" fo:country="US" fo:font-style="normal" officeooo:rsid="001687e5" style:font-size-asian="10.5pt" style:font-style-asian="normal" style:font-size-complex="10.5pt" style:font-style-complex="normal"/>
    </style:style>
    <style:style style:name="T7" style:family="text">
      <style:text-properties style:font-name="Malgun Gothic" fo:font-size="10.5pt" fo:language="en" fo:country="US" fo:font-style="normal" officeooo:rsid="001844be" style:font-size-asian="10.5pt" style:font-style-asian="normal" style:font-size-complex="10.5pt" style:font-style-complex="normal"/>
    </style:style>
    <style:style style:name="T8" style:family="text">
      <style:text-properties style:font-name="Malgun Gothic" fo:font-size="10.5pt" fo:language="en" fo:country="US" fo:font-style="normal" officeooo:rsid="0018f9d9" style:font-size-asian="10.5pt" style:font-style-asian="normal" style:font-size-complex="10.5pt" style:font-style-complex="normal"/>
    </style:style>
    <style:style style:name="T9" style:family="text">
      <style:text-properties style:font-name="Malgun Gothic" fo:font-size="10.5pt" fo:language="en" fo:country="US" fo:font-style="normal" officeooo:rsid="001ac796" style:font-size-asian="10.5pt" style:font-style-asian="normal" style:font-size-complex="10.5pt" style:font-style-complex="normal"/>
    </style:style>
    <style:style style:name="T10" style:family="text">
      <style:text-properties style:font-name="Malgun Gothic" fo:font-size="10.5pt" fo:language="en" fo:country="US" fo:font-style="normal" officeooo:rsid="001bf98b" style:font-size-asian="10.5pt" style:font-style-asian="normal" style:font-size-complex="10.5pt" style:font-style-complex="normal"/>
    </style:style>
    <style:style style:name="T11" style:family="text">
      <style:text-properties style:font-name="Malgun Gothic" fo:font-size="10.5pt" fo:language="en" fo:country="US" fo:font-style="normal" officeooo:rsid="001d89b5" style:font-size-asian="10.5pt" style:font-style-asian="normal" style:font-size-complex="10.5pt" style:font-style-complex="normal"/>
    </style:style>
    <style:style style:name="T12" style:family="text">
      <style:text-properties style:font-name="Malgun Gothic" fo:font-size="10.5pt" fo:language="en" fo:country="US" fo:font-style="normal" officeooo:rsid="001f0bb9" style:font-size-asian="10.5pt" style:font-style-asian="normal" style:font-size-complex="10.5pt" style:font-style-complex="normal"/>
    </style:style>
    <style:style style:name="T13" style:family="text">
      <style:text-properties style:font-name="Malgun Gothic" fo:font-size="10.5pt" fo:language="en" fo:country="US" fo:font-style="normal" officeooo:rsid="0024019f" style:font-size-asian="10.5pt" style:font-style-asian="normal" style:font-size-complex="10.5pt" style:font-style-complex="normal"/>
    </style:style>
    <style:style style:name="T14" style:family="text">
      <style:text-properties style:font-name="Malgun Gothic" fo:font-size="10.5pt" fo:language="en" fo:country="US" style:font-size-asian="10.5pt" style:font-size-complex="10.5pt"/>
    </style:style>
    <style:style style:name="T15" style:family="text">
      <style:text-properties style:font-name="Malgun Gothic" fo:font-size="10.5pt" fo:language="en" fo:country="US" officeooo:rsid="001f0bb9" style:font-size-asian="10.5pt" style:font-size-complex="10.5pt"/>
    </style:style>
    <style:style style:name="T16" style:family="text">
      <style:text-properties style:font-name="Malgun Gothic" fo:font-size="10.5pt" fo:language="en" fo:country="US" officeooo:rsid="00205688" style:font-size-asian="10.5pt" style:font-size-complex="10.5pt"/>
    </style:style>
    <style:style style:name="T17" style:family="text">
      <style:text-properties style:font-name="Malgun Gothic" fo:font-size="10.5pt" fo:language="en" fo:country="US" officeooo:rsid="00220b54" style:font-size-asian="10.5pt" style:font-size-complex="10.5pt"/>
    </style:style>
    <style:style style:name="T18" style:family="text">
      <style:text-properties style:font-name="Malgun Gothic" fo:font-size="10.5pt" fo:language="en" fo:country="US" officeooo:rsid="002236c1" style:font-size-asian="10.5pt" style:font-size-complex="10.5pt"/>
    </style:style>
    <style:style style:name="T19" style:family="text">
      <style:text-properties style:font-name="Malgun Gothic" fo:font-size="10.5pt" fo:language="en" fo:country="US" officeooo:rsid="0024019f" style:font-size-asian="10.5pt" style:font-size-complex="10.5pt"/>
    </style:style>
    <style:style style:name="T20" style:family="text">
      <style:text-properties style:font-name="Malgun Gothic" fo:font-size="10.5pt" fo:language="en" fo:country="US" officeooo:rsid="00246aab" style:font-size-asian="10.5pt" style:font-size-complex="10.5pt"/>
    </style:style>
    <style:style style:name="T21" style:family="text">
      <style:text-properties style:font-name="Malgun Gothic" fo:font-size="10.5pt" fo:language="en" fo:country="US" officeooo:rsid="00273819" style:font-size-asian="10.5pt" style:font-size-complex="10.5pt"/>
    </style:style>
    <style:style style:name="T22" style:family="text">
      <style:text-properties style:font-name="Malgun Gothic" fo:font-size="10.5pt" fo:language="en" fo:country="US" officeooo:rsid="0028d73a" style:font-size-asian="10.5pt" style:font-size-complex="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lue and Red News</text:p>
      <text:p text:style-name="P2"><text:tab/><text:span text:style-name="T1">Written by Bohdan Kopčák</text:span></text:p>
      <text:p text:style-name="P4"/>
      <text:p text:style-name="P3"><text:span text:style-name="T1">It may not be visible at the first sight but media in US is very polarized. In this essay I will try to explain how Democrat and Republican news differ and </text:span><text:span text:style-name="T2">explain why it is such.</text:span></text:p>
      <text:p text:style-name="P6"/>
      <text:p text:style-name="P12"><text:span text:style-name="T4">For purpose of showing these aspects I’ve </text:span><text:span text:style-name="T5">chosen a police discrimination topic. 18</text:span><text:span text:style-name="T3">th</text:span><text:span text:style-name="T5"> of March in Sacramento, CA a shooting happened. </text:span><text:span text:style-name="T6">A patrol of two police officers shot dead an unarmed African-American who was suspicious of breaking into cars. It stayed a hot topic for several weeks for </text:span><text:span text:style-name="T7">all media</text:span><text:span text:style-name="T6">. </text:span><text:span text:style-name="T7">For this essay I </text:span><text:span text:style-name="T8">read articles of</text:span><text:span text:style-name="T7"> </text:span><text:span text:style-name="T8">The</text:span><text:span text:style-name="T7"> Washington Post </text:span><text:span text:style-name="T8">and CBS. </text:span><text:span text:style-name="T9">Both of these sources are highly professional and I would consider both of them reliable, </text:span><text:span text:style-name="T10">yet they both published quite different articles. The Washington Post is more </text:span><text:span text:style-name="T11">left-shifted </text:span><text:span text:style-name="T12">in their article. They try to emphasize the loss of the family </text:span><text:span text:style-name="T13">and agree with the protesters (which begun shortly after), that death of this young man was not necessary. The article tells the</text:span><text:span text:style-name="T12"> action of the officers as a </text:span><text:span text:style-name="T13">gloomy</text:span><text:span text:style-name="T12"> accident: “</text:span><text:span text:style-name="T15">The narrative of the Sunday night shooting </text:span><text:span text:style-name="T16">released by authorities </text:span><text:span text:style-name="T15">tells a short, grim story.“ </text:span><text:span text:style-name="T16">whereby a right-leaning CBS narrates the story from the officers’ gunpoint.</text:span><text:span text:style-name="T17"> CBS only briefly informs about the residual family and then brings up different topics. For instance </text:span><text:span text:style-name="T18">the misbehavior of the police members who switched off camera audio. The CBS wrote, that this only causes mistrust as it only rises the mistrust between the police and community. The CBS also persuades the reader, that law enforcers </text:span><text:span text:style-name="T19">took the necessary action to protect their lives. </text:span><text:span text:style-name="T21">In my view neighter of the views is so important as why so many black families are living on the edge and </text:span><text:span text:style-name="T22">in a second place, why is police not taught to disarm or at least don’t kill the aggressor by shooting him to non-vital organs or using a stun-gun.</text:span></text:p>
      <text:p text:style-name="P7"/>
      <text:p text:style-name="P8"><text:span text:style-name="T14">Although both media give arguments for their statements and are highly professional, the authors’ aims differ. </text:span><text:span text:style-name="T20">But after all, it does not matter much. Any democrat could possibly read the right-leaning news without feeling disgusted </text:span><text:span text:style-name="T21">by it </text:span><text:span text:style-name="T20">and vice versa.</text:span></text:p>
      <text:p text:style-name="P8"><text:span text:style-name="T20"/></text:p>
      <text:p text:style-name="P9"><text:span text:style-name="T20">S</text:span><text:span text:style-name="T14">ources:</text:span></text:p>
      <text:p text:style-name="P5"><text:a xlink:type="simple" xlink:href="https://www.washingtonpost.com/news/post-nation/wp/2018/03/21/police-shot-a-man-20-times-in-his-back-yard-thinking-he-had-a-gun-it-was-a-cellphone/?utm_term=.bd26ea4bdbaa" text:style-name="Internet_20_link" text:visited-style-name="Visited_20_Internet_20_Link">https://www.washingtonpost.com/news/post-nation/wp/2018/03/21/police-shot-a-man-20-times-in-his-back-yard-thinking-he-had-a-gun-it-was-a-cellphone/?utm_term=.bd26ea4bdbaa</text:a></text:p>
      <text:p text:style-name="P5"/>
      <text:p text:style-name="P5"/>
      <text:p text:style-name="P5"/>
      <text:p text:style-name="P5"><text:a xlink:type="simple" xlink:href="https://en.wikipedia.org/wiki/Democratic_Party_(United_States" text:style-name="Internet_20_link" text:visited-style-name="Visited_20_Internet_20_Link">https://en.wikipedia.org/wiki/Democratic_Party_(United_States</text:a>)</text:p>
      <text:p text:style-name="P5"/>
      <text:p text:style-name="P5"/>
      <text:p text:style-name="P5"><text:a xlink:type="simple" xlink:href="https://www.google.com/url?sa=i&amp;source=imgres&amp;cd=&amp;cad=rja&amp;uact=8&amp;ved=2ahUKEwiEzovUy4XbAhUDU1AKHbQKAwIQjRx6BAgBEAU&amp;url=https%3A%2F%2Finformationisbeautiful.net%2Fvisualizations%2Fleft-vs-right-us%2F&amp;psig=AOvVaw1RMqxF2CwV96Wj1y-RMEkn&amp;ust=1526400646866304" text:style-name="Internet_20_link" text:visited-style-name="Visited_20_Internet_20_Link">https://www.google.com/url?sa=i&amp;source=imgres&amp;cd=&amp;cad=rja&amp;uact=8&amp;ved=2ahUKEwiEzovUy4XbAhUDU1AKHbQKAwIQjRx6BAgBEAU&amp;url=https%3A%2F%2Finformationisbeautiful.net%2Fvisualizations%2Fleft-vs-right-us%2F&amp;psig=AOvVaw1RMqxF2CwV96Wj1y-RMEkn&amp;ust=1526400646866304</text:a></text:p>
      <text:p text:style-name="P5"/>
      <text:p text:style-name="P5"><text:a xlink:type="simple" xlink:href="https://www.cbsnews.com/video/pedestrian-hit-by-cruiser-in-sacramento-at-protest-over-stephon-clark-shooting/" text:style-name="Internet_20_link" text:visited-style-name="Visited_20_Internet_20_Link">https://www.cbsnews.com/video/pedestrian-hit-by-cruiser-in-sacramento-at-protest-over-stephon-clark-shooting/</text:a></text:p>
      <text:p text:style-name="P5"/>
      <text:p text:style-name="P5">https://www.cbsnews.com/news/stephon-clark-shot-dead-by-sacramento-police-while-holding-cellphon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5:39:33.889000000</meta:creation-date>
    <dc:date>2018-05-17T20:22:33.785000000</dc:date>
    <meta:editing-duration>PT46M59S</meta:editing-duration>
    <meta:editing-cycles>3</meta:editing-cycles>
    <meta:generator>LibreOffice/6.0.3.2$Windows_X86_64 LibreOffice_project/8f48d515416608e3a835360314dac7e47fd0b821</meta:generator>
    <meta:document-statistic meta:table-count="0" meta:image-count="0" meta:object-count="0" meta:page-count="1" meta:paragraph-count="11" meta:word-count="361" meta:character-count="2764" meta:non-whitespace-character-count="2413"/>
  </office:meta>
</office:document-meta>
</file>